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P21"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8pt" style:text-underline-style="solid" style:text-underline-width="auto" style:text-underline-color="font-color" style:font-name-asian="Garamond1" style:font-size-asian="8pt" style:font-name-complex="Garamond1" style:font-size-complex="8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solid" style:text-underline-width="auto" style:text-underline-color="font-color" fo:font-weight="bold" style:font-name-asian="Garamond1" style:font-size-asian="12pt" style:font-style-asian="normal" style:font-weight-asian="bold" style:font-name-complex="Garamond1" style:font-size-complex="12pt"/>
    </style:style>
    <style:style style:name="T10"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1"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4"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5"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6"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8">Project Name</text:span></text:p>
          </table:table-cell>
          <table:table-cell table:style-name="Table1.A1" office:value-type="string">
            <text:p text:style-name="P8"><text:span text:style-name="T2">StudyUP</text:span></text:p>
          </table:table-cell>
          <table:table-cell table:style-name="Table1.A1" office:value-type="string">
            <text:p text:style-name="P8"><text:span text:style-name="T8">Project ID</text:span></text:p>
          </table:table-cell>
          <table:table-cell table:style-name="Table1.D1" office:value-type="string">
            <text:p text:style-name="P8"><text:span text:style-name="T2">Grp 9</text:span></text:p>
          </table:table-cell>
        </table:table-row>
        <table:table-row table:style-name="Table1.1">
          <table:table-cell table:style-name="Table1.A1" office:value-type="string">
            <text:p text:style-name="P8"><text:span text:style-name="T8">Reviewer’s Name</text:span></text:p>
          </table:table-cell>
          <table:table-cell table:style-name="Table1.A1" office:value-type="string">
            <text:p text:style-name="P8"><text:span text:style-name="T2">Karina Ang</text:span></text:p>
          </table:table-cell>
          <table:table-cell table:style-name="Table1.A1" office:value-type="string">
            <text:p text:style-name="P8"><text:span text:style-name="T8">Sprint No.</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8">Review Date</text:span></text:p>
          </table:table-cell>
          <table:table-cell table:style-name="Table1.D1" table:number-columns-spanned="3" office:value-type="string">
            <text:p text:style-name="P8"><text:span text:style-name="T2">January 29, 2020</text:span></text:p>
          </table:table-cell>
          <table:covered-table-cell/>
          <table:covered-table-cell/>
        </table:table-row>
        <table:table-row table:style-name="Table1.1">
          <table:table-cell table:style-name="Table1.A1" office:value-type="string">
            <text:p text:style-name="P8"><text:span text:style-name="T8">File Name</text:span></text:p>
            <text:p text:style-name="P8"><text:span text:style-name="T10">(Source Code)</text:span></text:p>
          </table:table-cell>
          <table:table-cell table:style-name="Table1.D1" table:number-columns-spanned="3" office:value-type="string">
            <text:p text:style-name="P8"><text:span text:style-name="T4">StudyUP/source-code/code/studyup/static/js/</text:span></text:p>
            <text:p text:style-name="P8"><text:span text:style-name="T3">create-question.js</text:span></text:p>
          </table:table-cell>
          <table:covered-table-cell/>
          <table:covered-table-cell/>
        </table:table-row>
      </table:table>
      <text:p text:style-name="P3"/>
      <text:p text:style-name="P6"><text:span text:style-name="T6">This checklist is to be used to assess source code during a peer review. <text:s/>Items which represent the code being reviewed should be checked off.</text:span></text:p>
      <text:p text:style-name="P2"/>
      <text:p text:style-name="P4"/>
      <text:p text:style-name="P6"><text:span text:style-name="T6">Place a check mark if the code complies with the criteria. <text:s/>If not, place comments at the remarks column.</text:span></text:p>
      <text:p text:style-name="P4"/>
      <text:p text:style-name="P6"><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12">Criteria</text:span></text:p>
          </table:table-cell>
          <table:table-cell table:style-name="Table2.A1" table:number-columns-spanned="2" office:value-type="string">
            <text:p text:style-name="P9"><text:span text:style-name="T14">Comply</text:span></text:p>
          </table:table-cell>
          <table:covered-table-cell/>
          <table:table-cell table:style-name="Table2.D1" table:number-rows-spanned="2" office:value-type="string">
            <text:p text:style-name="P9"><text:span text:style-name="T12">Remarks</text:span></text:p>
          </table:table-cell>
        </table:table-row>
        <table:table-row table:style-name="Table2.1">
          <table:covered-table-cell/>
          <table:table-cell table:style-name="Table2.A1" office:value-type="string">
            <text:p text:style-name="P9"><text:span text:style-name="T13">Yes</text:span></text:p>
          </table:table-cell>
          <table:table-cell table:style-name="Table2.A1" office:value-type="string">
            <text:p text:style-name="P9"><text:span text:style-name="T13">No</text:span></text:p>
          </table:table-cell>
          <table:covered-table-cell/>
        </table:table-row>
        <table:table-row table:style-name="Table2.1">
          <table:table-cell table:style-name="Table2.A1" office:value-type="string">
            <text:p text:style-name="P10"><text:span text:style-name="T13">License exists at the top of the code</text:span></text:p>
          </table:table-cell>
          <table:table-cell table:style-name="Table2.A1" office:value-type="string">
            <text:p text:style-name="P9"><text:span text:style-name="T16">✔</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0"><text:span text:style-name="T13">License contains the name of the author</text:span></text:p>
          </table:table-cell>
          <table:table-cell table:style-name="Table2.A1" office:value-type="string">
            <text:p text:style-name="P9"><text:span text:style-name="T16">✔</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0"><text:span text:style-name="T13">License contains the following:</text:span></text:p>
            <text:p text:style-name="P10"><text:span text:style-name="T13">“This is a course requirement for CS 192 Software Engineering II under the supervision of Asst. Prof. Ma. Rowena C. Solamo of the Department of Computer Science, College of Engineering, University of the Philippines, Diliman for the AY 2019-2</text:span><text:span text:style-name="T6">020</text:span><text:span text:style-name="T13">”.</text:span></text:p>
          </table:table-cell>
          <table:table-cell table:style-name="Table2.A1" office:value-type="string">
            <text:p text:style-name="P9"><text:span text:style-name="T16">✔</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6"><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12">Criteria</text:span></text:p>
          </table:table-cell>
          <table:table-cell table:style-name="Table3.A1" table:number-columns-spanned="2" office:value-type="string">
            <text:p text:style-name="P9"><text:span text:style-name="T11">Comply</text:span></text:p>
          </table:table-cell>
          <table:covered-table-cell/>
          <table:table-cell table:style-name="Table3.D1" table:number-rows-spanned="2" office:value-type="string">
            <text:p text:style-name="P9"><text:span text:style-name="T12">Remarks</text:span></text:p>
          </table:table-cell>
        </table:table-row>
        <table:table-row table:style-name="Table3.1">
          <table:covered-table-cell/>
          <table:table-cell table:style-name="Table3.A1" office:value-type="string">
            <text:p text:style-name="P9"><text:span text:style-name="T13">Yes</text:span></text:p>
          </table:table-cell>
          <table:table-cell table:style-name="Table3.A1" office:value-type="string">
            <text:p text:style-name="P9"><text:span text:style-name="T13">No</text:span></text:p>
          </table:table-cell>
          <table:covered-table-cell/>
        </table:table-row>
        <table:table-row table:style-name="Table3.1">
          <table:table-cell table:style-name="Table3.A1" office:value-type="string">
            <text:p text:style-name="P10"><text:span text:style-name="T13">Code History appears after the license of the source code.</text:span></text:p>
          </table:table-cell>
          <table:table-cell table:style-name="Table3.A1" office:value-type="string">
            <text:p text:style-name="P9"><text:span text:style-name="T16">✔</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0"><text:span text:style-name="T13">Code History has been updated accordingly based on name of programmer, change date and change description.</text:span></text:p>
          </table:table-cell>
          <table:table-cell table:style-name="Table3.A1" office:value-type="string">
            <text:p text:style-name="P9"><text:span text:style-name="T16">✔</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6"><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12">Criteria</text:span></text:p>
          </table:table-cell>
          <table:table-cell table:style-name="Table4.A1" table:number-columns-spanned="2" office:value-type="string">
            <text:p text:style-name="P9"><text:span text:style-name="T11">Comply</text:span></text:p>
          </table:table-cell>
          <table:covered-table-cell/>
          <table:table-cell table:style-name="Table4.D1" table:number-rows-spanned="2" office:value-type="string">
            <text:p text:style-name="P9"><text:span text:style-name="T12">Remarks</text:span></text:p>
          </table:table-cell>
        </table:table-row>
        <table:table-row table:style-name="Table4.1">
          <table:covered-table-cell/>
          <table:table-cell table:style-name="Table4.A1" office:value-type="string">
            <text:p text:style-name="P9"><text:span text:style-name="T13">Yes</text:span></text:p>
          </table:table-cell>
          <table:table-cell table:style-name="Table4.A1" office:value-type="string">
            <text:p text:style-name="P9"><text:span text:style-name="T13">No</text:span></text:p>
          </table:table-cell>
          <table:covered-table-cell/>
        </table:table-row>
        <table:table-row table:style-name="Table4.1">
          <table:table-cell table:style-name="Table4.A1" office:value-type="string">
            <text:p text:style-name="P10"><text:span text:style-name="T13">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9"><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Indentions are 5 spaces. TABS ARE NOT USED.</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Inline comments are found at the top of the statement using '/*' and '*/'.</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Bracketing of block statements follows the following format:</text:span></text:p>
            <text:p text:style-name="P13"/>
            <text:p text:style-name="P10"><text:span text:style-name="T13">if (){</text:span></text:p>
            <text:p text:style-name="P10"><text:span text:style-name="T13"><text:s text:c="5"/>statements;</text:span></text:p>
            <text:p text:style-name="P10"><text:span text:style-name="T13">}</text:span></text:p>
          </table:table-cell>
          <table:table-cell table:style-name="Table4.A1" office:value-type="string">
            <text:p text:style-name="P9"><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Exceptions are being handled appropriately.</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Meaningful variable names are used.</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7"/>
          </table:table-cell>
        </table:table-row>
        <table:table-row table:style-name="Table4.1">
          <table:table-cell table:style-name="Table4.A1" office:value-type="string">
            <text:p text:style-name="P10"><text:span text:style-name="T13">Variable are initialized prior to use.</text:span></text:p>
          </table:table-cell>
          <table:table-cell table:style-name="Table4.A1" office:value-type="string">
            <text:p text:style-name="P9"><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Program statements are limited to one per line.</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Parenthesis are used to remove operator precedence ambiguity and improve code readability.</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3">Meaningful error messages are used.</text:span></text:p>
          </table:table-cell>
          <table:table-cell table:style-name="Table4.A1" office:value-type="string">
            <text:p text:style-name="P1"><text:span text:style-name="T16">✔</text:span></text:p>
          </table:table-cell>
          <table:table-cell table:style-name="Table4.A1" office:value-type="string">
            <text:p text:style-name="P13"/>
          </table:table-cell>
          <table:table-cell table:style-name="Table4.D1" office:value-type="string">
            <text:p text:style-name="P13"/>
          </table:table-cell>
        </table:table-row>
      </table:table>
      <text:list xml:id="list1658089418" text:style-name="WWNum1">
        <text:list-item>
          <text:p text:style-name="P19"/>
        </text:list-item>
        <text:list-item>
          <text:p text:style-name="P20"><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12">List of Method Signature</text:span></text:p>
          </table:table-cell>
          <table:table-cell table:style-name="Table5.A1" table:number-columns-spanned="2" office:value-type="string">
            <text:p text:style-name="P9"><text:span text:style-name="T12">Modularity</text:span></text:p>
          </table:table-cell>
          <table:covered-table-cell/>
          <table:table-cell table:style-name="Table5.D1" table:number-rows-spanned="2" office:value-type="string">
            <text:p text:style-name="P9"><text:span text:style-name="T12">Remarks</text:span></text:p>
          </table:table-cell>
        </table:table-row>
        <table:table-row table:style-name="Table5.1">
          <table:covered-table-cell/>
          <table:table-cell table:style-name="Table5.A1" office:value-type="string">
            <text:p text:style-name="P9"><text:span text:style-name="T11">Coupling</text:span></text:p>
          </table:table-cell>
          <table:table-cell table:style-name="Table5.A1" office:value-type="string">
            <text:p text:style-name="P9"><text:span text:style-name="T11">Cohesion</text:span></text:p>
          </table:table-cell>
          <table:covered-table-cell/>
        </table:table-row>
        <table:table-row table:style-name="Table5.1">
          <table:table-cell table:style-name="Table5.A1" office:value-type="string">
            <text:p text:style-name="P8"><text:span text:style-name="T6">Bootstrap Client Side Validation</text:span></text:p>
          </table:table-cell>
          <table:table-cell table:style-name="Table5.A1" office:value-type="string">
            <text:p text:style-name="P14"/>
          </table:table-cell>
          <table:table-cell table:style-name="Table5.A1" office:value-type="string">
            <text:p text:style-name="P1"><text:span text:style-name="T16">✔</text:span></text:p>
          </table:table-cell>
          <table:table-cell table:style-name="Table5.D1" office:value-type="string">
            <text:p text:style-name="P14"/>
          </table:table-cell>
        </table:table-row>
        <table:table-row table:style-name="Table5.1">
          <table:table-cell table:style-name="Table5.A1" office:value-type="string">
            <text:p text:style-name="P8"><text:span text:style-name="T6">Get Topics (Per Unit)</text:span></text:p>
          </table:table-cell>
          <table:table-cell table:style-name="Table5.A1" office:value-type="string">
            <text:p text:style-name="P14"/>
          </table:table-cell>
          <table:table-cell table:style-name="Table5.A1" office:value-type="string">
            <text:p text:style-name="P1"><text:span text:style-name="T16">✔</text:span></text:p>
          </table:table-cell>
          <table:table-cell table:style-name="Table5.D1" office:value-type="string">
            <text:p text:style-name="P14"/>
          </table:table-cell>
        </table:table-row>
        <table:table-row table:style-name="Table5.1">
          <table:table-cell table:style-name="Table5.A1" office:value-type="string">
            <text:p text:style-name="P8"><text:span text:style-name="T6">Toggle button On</text:span></text:p>
          </table:table-cell>
          <table:table-cell table:style-name="Table5.A1" office:value-type="string">
            <text:p text:style-name="P14"/>
          </table:table-cell>
          <table:table-cell table:style-name="Table5.A1" office:value-type="string">
            <text:p text:style-name="P1"><text:span text:style-name="T16">✔</text:span></text:p>
          </table:table-cell>
          <table:table-cell table:style-name="Table5.D1" office:value-type="string">
            <text:p text:style-name="P14"/>
          </table:table-cell>
        </table:table-row>
        <table:table-row table:style-name="Table5.1">
          <table:table-cell table:style-name="Table5.A1" office:value-type="string">
            <text:p text:style-name="P8"><text:span text:style-name="T6">Toggle button Off</text:span></text:p>
          </table:table-cell>
          <table:table-cell table:style-name="Table5.A1" office:value-type="string">
            <text:p text:style-name="P14"/>
          </table:table-cell>
          <table:table-cell table:style-name="Table5.A1" office:value-type="string">
            <text:p text:style-name="P1"><text:span text:style-name="T16">✔</text:span></text:p>
          </table:table-cell>
          <table:table-cell table:style-name="Table5.D1" office:value-type="string">
            <text:p text:style-name="P14"/>
          </table:table-cell>
        </table:table-row>
        <table:table-row table:style-name="Table5.1">
          <table:table-cell table:style-name="Table5.A1" office:value-type="string">
            <text:p text:style-name="P8"><text:span text:style-name="T6">Unit Selector (toggle)</text:span></text:p>
          </table:table-cell>
          <table:table-cell table:style-name="Table5.A1" office:value-type="string">
            <text:p text:style-name="P14"/>
          </table:table-cell>
          <table:table-cell table:style-name="Table5.A1" office:value-type="string">
            <text:p text:style-name="P1"><text:span text:style-name="T16">✔</text:span></text:p>
          </table:table-cell>
          <table:table-cell table:style-name="Table5.D1" office:value-type="string">
            <text:p text:style-name="P14"/>
          </table:table-cell>
        </table:table-row>
        <table:table-row table:style-name="Table5.1">
          <table:table-cell table:style-name="Table5.A1" office:value-type="string">
            <text:p text:style-name="P8"><text:span text:style-name="T6">Choice Selector (toggle2)</text:span></text:p>
          </table:table-cell>
          <table:table-cell table:style-name="Table5.A1" office:value-type="string">
            <text:p text:style-name="P14"/>
          </table:table-cell>
          <table:table-cell table:style-name="Table5.A1" office:value-type="string">
            <text:p text:style-name="P1"><text:span text:style-name="T16">✔</text:span></text:p>
          </table:table-cell>
          <table:table-cell table:style-name="Table5.D1" office:value-type="string">
            <text:p text:style-name="P14"/>
          </table:table-cell>
        </table:table-row>
      </table:table>
      <text:p text:style-name="P5"/>
      <text:list xml:id="list134554287054210" text:continue-numbering="true" text:style-name="WWNum1">
        <text:list-item>
          <text:p text:style-name="P19"/>
        </text:list-item>
      </text:list>
      <text:p text:style-name="P21"/>
      <text:list xml:id="list134553503066648" text:continue-numbering="true" text:style-name="WWNum1">
        <text:list-item>
          <text:p text:style-name="P20"><text:span text:style-name="T6">Reviewer’s Comments:<text:line-break/></text:span><text:span text:style-name="T7">The code complied with all the criteria given by the course. The design principles are highly cohesive, the elements of the modules are all functionally related and neede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94" meta:word-count="445" meta:character-count="2702" meta:non-whitespace-character-count="2331"/>
    <meta:generator>LibreOfficeDev/6.0.5.2$Linux_X86_64 LibreOffice_project/</meta:generator>
  </office:meta>
</office:document-meta>
</file>